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4pt" officeooo:paragraph-rsid="001171eb" style:font-size-asian="14pt" style:font-size-complex="14pt"/>
    </style:style>
    <style:style style:name="P2" style:family="paragraph" style:parent-style-name="Text_20_body">
      <style:text-properties style:font-name="Times New Roman" fo:font-size="14pt" officeooo:rsid="001231bc" officeooo:paragraph-rsid="001231bc" style:font-size-asian="14pt" style:font-size-complex="14pt"/>
    </style:style>
    <style:style style:name="P3" style:family="paragraph" style:parent-style-name="Text_20_body">
      <style:text-properties style:font-name="Times New Roman" fo:font-size="14pt" officeooo:rsid="001251a0" officeooo:paragraph-rsid="001251a0" style:font-size-asian="14pt" style:font-size-complex="14pt"/>
    </style:style>
    <style:style style:name="P4" style:family="paragraph" style:parent-style-name="Text_20_body">
      <style:text-properties style:font-name="Times New Roman" fo:font-size="14pt" officeooo:paragraph-rsid="00141333" style:font-size-asian="14pt" style:font-size-complex="14pt"/>
    </style:style>
    <style:style style:name="P5" style:family="paragraph" style:parent-style-name="Text_20_body">
      <style:text-properties style:font-name="Times New Roman" fo:font-size="14pt" officeooo:rsid="00141333" officeooo:paragraph-rsid="00141333" style:font-size-asian="14pt" style:font-size-complex="14pt"/>
    </style:style>
    <style:style style:name="P6" style:family="paragraph" style:parent-style-name="Text_20_body">
      <style:text-properties style:font-name="Times New Roman" fo:font-size="14pt" officeooo:rsid="00141333" officeooo:paragraph-rsid="0015dabd" style:font-size-asian="14pt" style:font-size-complex="14pt"/>
    </style:style>
    <style:style style:name="P7" style:family="paragraph" style:parent-style-name="Text_20_body">
      <style:text-properties style:font-name="Times New Roman" fo:font-size="14pt" officeooo:rsid="00141333" officeooo:paragraph-rsid="001d513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rsid="0015dc10" officeooo:paragraph-rsid="001171eb" style:font-size-asian="14pt" style:font-size-complex="14pt"/>
    </style:style>
    <style:style style:name="T1" style:family="text">
      <style:text-properties officeooo:rsid="001251a0"/>
    </style:style>
    <style:style style:name="T2" style:family="text">
      <style:text-properties officeooo:rsid="00141333"/>
    </style:style>
    <style:style style:name="T3" style:family="text">
      <style:text-properties officeooo:rsid="0015dabd"/>
    </style:style>
    <style:style style:name="T4" style:family="text">
      <style:text-properties officeooo:rsid="0015dc10"/>
    </style:style>
    <style:style style:name="T5" style:family="text">
      <style:text-properties officeooo:rsid="00171e6d"/>
    </style:style>
    <style:style style:name="T6" style:family="text">
      <style:text-properties officeooo:rsid="0018dcbb"/>
    </style:style>
    <style:style style:name="T7" style:family="text">
      <style:text-properties officeooo:rsid="0019914e"/>
    </style:style>
    <style:style style:name="T8" style:family="text">
      <style:text-properties officeooo:rsid="001b0cf8"/>
    </style:style>
    <style:style style:name="T9" style:family="text">
      <style:text-properties officeooo:rsid="001ba35f"/>
    </style:style>
    <style:style style:name="T10" style:family="text">
      <style:text-properties officeooo:rsid="001cf098"/>
    </style:style>
    <style:style style:name="T11" style:family="text">
      <style:text-properties officeooo:rsid="001d513c"/>
    </style:style>
    <style:style style:name="T12" style:family="text">
      <style:text-properties officeooo:rsid="001f2a69"/>
    </style:style>
    <style:style style:name="T13" style:family="text">
      <style:text-properties officeooo:rsid="001ff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Conceitue cada uma das fases que são estudadas ao longo da disciplina:</text:p>
      <text:p text:style-name="P8"/>
      <text:p text:style-name="P8">Projeto – É a fase destinada a elaborar e abstrair as ideias de um negócio, que provém <text:s/>do mundo real, na intenção de criar uma solução computacional. Ao seguir nessa fase, utilizando-se de enfoques ou métodos do processo de desenvolvimento de software preestabelecidos, tenta-se mapear os dados imaginados pelo cliente e transferi-los para modelos de negócio palpáveis para que as equipes de implementação consigam criar um sistema executável.</text:p>
      <text:p text:style-name="P8">Implementação – É a fase na qual o sistema em si será de fato criado e poderá ser visualizado por um cliente. O código-fonte será delineado, com base em uma linguagem de programação, bem como pode se criar uma prototipação do sistema. </text:p>
      <text:p text:style-name="P8">Teste – É a fase em que são confrontados os requisitos passados por um cliente e o sistema implementado. Nessa etapa, é medida se o produto final tem valor agregado para o cliente e também é notado a rastreabilidade do software. Ressalta-se que essa fase pode ocorrer em paralelo ao desenvolvimento.</text:p>
      <text:p text:style-name="P8"/>
      <text:p text:style-name="P8">2. Descreva quais os insumos de entrada de cada uma das fases:</text:p>
      <text:p text:style-name="P8"/>
      <text:p text:style-name="P8">Projeto – Necessidade do cliente abstraída e descrita em um documento formal.</text:p>
      <text:p text:style-name="P8">Implementação – Documentação Análise de requisitos (requisitos levantados junto com o cliente).</text:p>
      <text:p text:style-name="P8">Teste – Programa ou sistema executável.</text:p>
      <text:p text:style-name="P8"/>
      <text:p text:style-name="P8">3. Descreva as principais atividades de cada fase, como elas se relacionam entre si e qual a importância de cada uma para o produto final:</text:p>
      <text:p text:style-name="P8"/>
      <text:p text:style-name="P8">Projeto – Arquitetura do Software, Estrutura de dados, Interfaces e Componentes.</text:p>
      <text:p text:style-name="P8">Implementação – Detalhamento dos componentes, especificação da linguagem de programação, definição de padrões de escrita do código-fonte, prototipagem, gerenciamento de versões do código. </text:p>
      <text:p text:style-name="P8">Teste – Planejar, controlar e supervisionar os testes com intuito de se alcançar a qualidade do software, verificar se o sistema é executável (apresenta erro?), <text:soft-page-break/>documentar erros e gerar relatório de testes (garantir confiabilidade), verificar se as necessidades do cliente são atendidas.</text:p>
      <text:p text:style-name="P8">A relação entre as fases são de suma importância, pois considerando a fase de projeto, quanto mais bem trabalhada for e houver maior detalhamento na descrição dos critérios do sistema, melhor será a implementação computacional do sistema levantado. Além de relevância de uma boa descrição dos requisitos, a fase de projeto é primordial, pois se for bem documentada e gerenciada, na fase de testes, atinge-se um alto nível de qualidade do sistema por haver uma grande gestão na documentação efetuada na fase de projeto (levantamento dos requisitos). Em se tratando de implemento da solução técnica em linguagem de programação, essa fase também pode contribuir para a fase final, a dos testes, pois paralelamente a implementação, a depuração já contribui para reduzir retrabalhos e revisões de código quando a fase final acontecer. Também é relevante o gerenciamento do controle das versões do código, pois garante a rastreabilidade quando da criação de novas funcionalidades e oferta qualidade ao produto final. Assim, na última fase, efetuam-se testes para verificar se o sistema não somente funciona, como também se atende as especificações do usuári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1T10:10:21.322000000</meta:creation-date>
    <meta:generator>LibreOffice/7.1.5.2$Windows_X86_64 LibreOffice_project/85f04e9f809797b8199d13c421bd8a2b025d52b5</meta:generator>
    <dc:date>2022-08-11T23:27:18.403000000</dc:date>
    <meta:editing-duration>PT2H55M11S</meta:editing-duration>
    <meta:editing-cycles>8</meta:editing-cycles>
    <meta:document-statistic meta:table-count="0" meta:image-count="0" meta:object-count="0" meta:page-count="2" meta:paragraph-count="13" meta:word-count="488" meta:character-count="3170" meta:non-whitespace-character-count="2683"/>
  </office:meta>
</office:document-meta>
</file>